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4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text-properties style:text-underline-style="none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doughnutl.github.io<text:tab/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y Portfolio</text:p>
            <text:p><text:span text:style-name="T1">If you could even call it th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asiest/enjoyable part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If I’m being honest, all of it was easy</text:span><text:span text:style-name="T2"><text:line-break/></text:span><text:span text:style-name="T2">allow me to elabor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llenging parts</text:p>
          </draw:text-box>
        </draw:frame>
        <draw:frame presentation:style-name="pr7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As I said above, none of it was challenging, and now that you know why, let me tell you what could have been challenging if I’d tried to implement it (Future Improvement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ign Process</text:p>
          </draw:text-box>
        </draw:frame>
        <draw:frame presentation:style-name="pr9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I did this part in reverse… oo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ve Demo</text:p>
          </draw:text-box>
        </draw:frame>
        <draw:frame presentation:style-name="pr9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This is the part where I show everyone my underwhelming creation 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ny questions?</text:p>
          </draw:text-box>
        </draw:frame>
        <draw:frame presentation:style-name="pr9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Is there anything I haven’t cover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edit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Created by the sleep deprived mind of</text:span> <text:s text:c="22"/><text:span text:style-name="T2"><text:s text:c="2"/>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7"/><text:span text:style-name="T2">Sam Harve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stroke-dash="Ultrafine_20_Dashed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dotted" style:text-underline-width="auto" style:text-underline-color="font-color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13:23:28.579217342</meta:creation-date>
    <meta:editing-duration>PT11M7S</meta:editing-duration>
    <meta:editing-cycles>3</meta:editing-cycles>
    <meta:generator>LibreOffice/6.0.7.3$Linux_X86_64 LibreOffice_project/00m0$Build-3</meta:generator>
    <dc:title>Alizarin</dc:title>
    <dc:date>2019-05-28T13:28:41.751060102</dc:date>
    <meta:document-statistic meta:object-count="65"/>
  </office:meta>
</office:document-meta>
</file>